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 Deal</text:p>
          </table:table-cell>
          <table:table-cell office:value-type="string" calcext:value-type="string">
            <text:p>5 routes</text:p>
          </table:table-cell>
          <table:table-cell table:number-columns-repeated="6"/>
          <table:table-cell table:style-name="Default" office:value-type="string" calcext:value-type="string">
            <text:p>Prob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MV 2 fails</text:p>
          </table:table-cell>
          <table:table-cell table:number-columns-repeated="2"/>
          <table:table-cell office:value-type="string" calcext:value-type="string">
            <text:p>MV 2 passes</text:p>
          </table:table-cell>
          <table:table-cell table:number-columns-repeated="2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table:formula="of:=[.A2]*[.B2]" office:value-type="float" office:value="0.0435" calcext:value-type="float">
            <text:p>.04</text:p>
          </table:table-cell>
          <table:table-cell table:formula="of:=[.I2]*100" office:value-type="float" office:value="4.35" calcext:value-type="float">
            <text:p>4.35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formula="of:=[.K2]*[.L2]"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[.N2]*[.O2]" office:value-type="float" office:value="0.06" calcext:value-type="float">
            <text:p>0.06</text:p>
          </table:table-cell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3]*[.B3]*[.C3]" office:value-type="float" office:value="0.08265" calcext:value-type="float">
            <text:p>.08</text:p>
          </table:table-cell>
          <table:table-cell table:formula="of:=[.I3]*100" office:value-type="float" office:value="8.265" calcext:value-type="float">
            <text:p>8.27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formula="of:=[.K3]*[.L3]"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formula="of:=[.N3]*[.O3]" office:value-type="float" office:value="0.07" calcext:value-type="float">
            <text:p>0.07</text:p>
          </table:table-cell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4]*[.B4]*[.C4]*[.D4]*[.E4]*[.F4]*[.G4]" office:value-type="float" office:value="0.030125925" calcext:value-type="float">
            <text:p>.03</text:p>
          </table:table-cell>
          <table:table-cell table:formula="of:=[.I4]*100" office:value-type="float" office:value="3.0125925" calcext:value-type="float">
            <text:p>3.01</text:p>
          </table:table-cell>
          <table:table-cell table:number-columns-repeated="2"/>
          <table:table-cell table:formula="of:=SUM([.M2:.M3])" office:value-type="float" office:value="0.87" calcext:value-type="float">
            <text:p>0.87</text:p>
          </table:table-cell>
          <table:table-cell table:number-columns-repeated="2"/>
          <table:table-cell table:formula="of:=SUM([.P2:.P3])" office:value-type="float" office:value="0.13" calcext:value-type="float">
            <text:p>0.13</text:p>
          </table:table-cell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]*[.B5]*[.C5]*[.D5]*[.E5]*[.F5]*[.G5]" office:value-type="float" office:value="0.08435259" calcext:value-type="float">
            <text:p>.08</text:p>
          </table:table-cell>
          <table:table-cell table:formula="of:=[.I5]*100" office:value-type="float" office:value="8.435259" calcext:value-type="float">
            <text:p>8.44</text:p>
          </table:table-cell>
          <table:table-cell table:number-columns-repeated="6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6]*[.B6]*[.C6]*[.D6]*[.E6]*[.F6]" office:value-type="float" office:value="0.0208278" calcext:value-type="float">
            <text:p>.02</text:p>
          </table:table-cell>
          <table:table-cell table:formula="of:=[.I6]*100" office:value-type="float" office:value="2.08278" calcext:value-type="float">
            <text:p>2.08</text:p>
          </table:table-cell>
          <table:table-cell table:number-columns-repeated="6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formula="of:=[.A7]*[.B7]*[.C7]*[.D7]*[.E7]*[.F7]*[.G7]*[.H7]" office:value-type="float" office:value="0.059046813" calcext:value-type="float">
            <text:p>.06</text:p>
          </table:table-cell>
          <table:table-cell table:formula="of:=[.I7]*100" office:value-type="float" office:value="5.9046813" calcext:value-type="float">
            <text:p>5.9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2:.I7])" office:value-type="float" office:value="0.320503128" calcext:value-type="float">
            <text:p>.32</text:p>
          </table:table-cell>
          <table:table-cell table:style-name="ce2" table:formula="of:=[.I8]*100" office:value-type="float" office:value="32.0503128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’s Deal</text:p>
          </table:table-cell>
          <table:table-cell office:value-type="string" calcext:value-type="string">
            <text:p>Is MV 2</text:p>
          </table:table-cell>
          <table:table-cell table:number-columns-repeated="14"/>
        </table:table-row>
        <table:table-row table:style-name="ro1">
          <table:table-cell table:formula="of:=[.P4]" office:value-type="float" office:value="0.13" calcext:value-type="float">
            <text:p>0.13</text:p>
          </table:table-cell>
          <table:table-cell table:number-columns-repeated="7"/>
          <table:table-cell table:formula="of:=[.A10]" office:value-type="float" office:value="0.13" calcext:value-type="float">
            <text:p>.13</text:p>
          </table:table-cell>
          <table:table-cell table:formula="of:=[.I10]*100" office:value-type="float" office:value="13" calcext:value-type="float">
            <text:p>13.00</text:p>
          </table:table-cell>
          <table:table-cell table:number-columns-repeated="6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A11]*[.B11]*[.C11]*[.D11]*[.E11]*[.F11]*[.G11]*[.H11]" office:value-type="float" office:value="0.025305777" calcext:value-type="float">
            <text:p>.03</text:p>
          </table:table-cell>
          <table:table-cell table:formula="of:=[.I11]*100" office:value-type="float" office:value="2.5305777" calcext:value-type="float">
            <text:p>2.53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10]" office:value-type="float" office:value="0.13" calcext:value-type="float">
            <text:p>.13</text:p>
          </table:table-cell>
          <table:table-cell table:style-name="ce2" table:formula="of:=[.I12]*100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 Election</text:p>
          </table:table-cell>
          <table:table-cell office:value-type="string" calcext:value-type="string">
            <text:p>4 routes</text:p>
          </table:table-cell>
          <table:table-cell table:number-columns-repeated="14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4]*[.B14]*[.C14]*[.D14]*[.E14]" office:value-type="float" office:value="0.0669465" calcext:value-type="float">
            <text:p>.07</text:p>
          </table:table-cell>
          <table:table-cell table:formula="of:=[.I14]*100" office:value-type="float" office:value="6.69465" calcext:value-type="float">
            <text:p>6.69</text:p>
          </table:table-cell>
          <table:table-cell table:number-columns-repeated="6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15]*[.B15]*[.C15]*[.D15]*[.E15]*[.F15]*[.G15]*[.H15]" office:value-type="float" office:value="0.0150629625" calcext:value-type="float">
            <text:p>.02</text:p>
          </table:table-cell>
          <table:table-cell table:formula="of:=[.I15]*100" office:value-type="float" office:value="1.50629625" calcext:value-type="float">
            <text:p>1.51</text:p>
          </table:table-cell>
          <table:table-cell table:number-columns-repeated="6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16]*[.B16]*[.C16]*[.D16]*[.E16]*[.F16]" office:value-type="float" office:value="0.0089262" calcext:value-type="float">
            <text:p>.01</text:p>
          </table:table-cell>
          <table:table-cell table:formula="of:=[.I16]*100" office:value-type="float" office:value="0.89262" calcext:value-type="float">
            <text:p>.89</text:p>
          </table:table-cell>
          <table:table-cell table:number-columns-repeated="6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7]*[.B17]*[.C17]*[.D17]*[.E17]*[.F17]*[.G17]" office:value-type="float" office:value="0.126528885" calcext:value-type="float">
            <text:p>.13</text:p>
          </table:table-cell>
          <table:table-cell table:formula="of:=[.I17]*100" office:value-type="float" office:value="12.6528885" calcext:value-type="float">
            <text:p>12.65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14:.I17])" office:value-type="float" office:value="0.2174645475" calcext:value-type="float">
            <text:p>.22</text:p>
          </table:table-cell>
          <table:table-cell table:style-name="ce2" table:formula="of:=SUM([.J14:.J17])" office:value-type="float" office:value="21.74645475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ral of tedium</text:p>
          </table:table-cell>
          <table:table-cell office:value-type="string" calcext:value-type="string">
            <text:p>1 route</text:p>
          </table:table-cell>
          <table:table-cell table:number-columns-repeated="14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20]*[.B20]*[.C20]*[.D20]*[.E20]*[.F20]" office:value-type="float" office:value="0.1205037" calcext:value-type="float">
            <text:p>.12</text:p>
          </table:table-cell>
          <table:table-cell table:formula="of:=[.I20]*100" office:value-type="float" office:value="12.05037" calcext:value-type="float">
            <text:p>12.05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20]" office:value-type="float" office:value="0.1205037" calcext:value-type="float">
            <text:p>.12</text:p>
          </table:table-cell>
          <table:table-cell table:style-name="ce2" table:formula="of:=[.J20]" office:value-type="float" office:value="12.05037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ople’s Vote</text:p>
          </table:table-cell>
          <table:table-cell office:value-type="string" calcext:value-type="string">
            <text:p>2 routes</text:p>
          </table:table-cell>
          <table:table-cell table:number-columns-repeated="14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23]*[.B23]*[.C23]*[.D23]*[.E23]*[.F23]*[.G23]*[.H23]" office:value-type="float" office:value="0.0150629625" calcext:value-type="float">
            <text:p>.02</text:p>
          </table:table-cell>
          <table:table-cell table:formula="of:=[.I23]*100" office:value-type="float" office:value="1.50629625" calcext:value-type="float">
            <text:p>1.51</text:p>
          </table:table-cell>
          <table:table-cell table:number-columns-repeated="6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4]*[.B24]*[.C24]*[.D24]*[.E24]*[.F24]*[.G24]" office:value-type="float" office:value="0.126528885" calcext:value-type="float">
            <text:p>.13</text:p>
          </table:table-cell>
          <table:table-cell table:formula="of:=[.I24]*100" office:value-type="float" office:value="12.6528885" calcext:value-type="float">
            <text:p>12.65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23:.I24])" office:value-type="float" office:value="0.1415918475" calcext:value-type="float">
            <text:p>.14</text:p>
          </table:table-cell>
          <table:table-cell table:style-name="ce2" table:formula="of:=SUM([.J23:.J24])" office:value-type="float" office:value="14.15918475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y until 2020</text:p>
          </table:table-cell>
          <table:table-cell office:value-type="string" calcext:value-type="string">
            <text:p>1 route</text:p>
          </table:table-cell>
          <table:table-cell table:number-columns-repeated="14"/>
        </table:table-row>
        <table:table-row table:style-name="ro1">
          <table:table-cell table:formula="of:=[.M4]"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27]*[.B27]*[.C27]*[.D27]*[.E27]" office:value-type="float" office:value="0.044631" calcext:value-type="float">
            <text:p>.04</text:p>
          </table:table-cell>
          <table:table-cell table:formula="of:=[.I27]*100" office:value-type="float" office:value="4.4631" calcext:value-type="float">
            <text:p>4.46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27]" office:value-type="float" office:value="0.044631" calcext:value-type="float">
            <text:p>.04</text:p>
          </table:table-cell>
          <table:table-cell table:style-name="ce2" table:formula="of:=[.J27]" office:value-type="float" office:value="4.4631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style-name="Default" table:formula="of:=SUM([.J2:.J7])+SUM([.J10:.J11])+SUM([.J14:.J17])+[.J21]+SUM([.J23:.J24])+[.J27]"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06T15:45:08.266568987</meta:creation-date>
    <dc:date>2019-03-07T17:03:16.419409946</dc:date>
    <dc:creator>Jon Worth</dc:creator>
    <meta:editing-duration>PT21H19M41S</meta:editing-duration>
    <meta:editing-cycles>4</meta:editing-cycles>
    <meta:generator>LibreOffice/6.2.0.3$MacOSX_X86_64 LibreOffice_project/98c6a8a1c6c7b144ce3cc729e34964b47ce25d62</meta:generator>
    <meta:document-statistic meta:table-count="1" meta:cell-count="169" meta:object-count="0"/>
  </office:meta>
</office:document-meta>
</file>